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4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Liberation Sans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411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2.117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2.117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start" fo:margin-left="0.706c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1.058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order="0.74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5" office:value-type="string" calcext:value-type="string">
            <text:p>Contenido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Observaciones</text:p>
          </table:table-cell>
          <table:table-cell table:style-name="ce15" office:value-type="string" calcext:value-type="string">
            <text:p>Tiempo (Min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0. Introducción al Curso</text:p>
          </table:table-cell>
          <table:table-cell table:style-name="ce25" office:value-type="string" calcext:value-type="string">
            <text:p>9 diapositivas</text:p>
          </table:table-cell>
          <table:table-cell table:style-name="ce25" office:value-type="string" calcext:value-type="string">
            <text:p>Explicar dinámicas de la clase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1. Introducción al Backend y Node.j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1.1 Introducción a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inición y funciones del backend.</text:p>
          </table:table-cell>
          <table:table-cell office:value-type="string" calcext:value-type="string">
            <text:p>3 diapositivas</text:p>
          </table:table-cell>
          <table:table-cell office:value-type="string" calcext:value-type="string">
            <text:p>Buscar conceptos puntual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ración entre desarrollo frontend y backend.</text:p>
          </table:table-cell>
          <table:table-cell office:value-type="string" calcext:value-type="string">
            <text:p>1 diapositiva</text:p>
          </table:table-cell>
          <table:table-cell office:value-type="string" calcext:value-type="string">
            <text:p>Diferencia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1.2 Introducción a Node.j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ria y contexto de Node.js.</text:p>
          </table:table-cell>
          <table:table-cell office:value-type="string" calcext:value-type="string">
            <text:p>1 diapositiva</text:p>
          </table:table-cell>
          <table:table-cell office:value-type="string" calcext:value-type="string">
            <text:p>Buscar información sobre historia 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cterísticas clave de Node.js:</text:p>
          </table:table-cell>
          <table:table-cell office:value-type="string" calcext:value-type="string">
            <text:p>14 diapositivas</text:p>
          </table:table-cell>
          <table:table-cell office:value-type="string" calcext:value-type="string">
            <text:p>Material de lectura obligatorio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Asincronía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V8 Engine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Event Loop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Express.j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NPM (Node Package Manager)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WebSocket y Socket.IO</text:p>
          </table:table-cell>
          <table:table-cell/>
          <table:table-cell office:value-type="string" calcext:value-type="string">
            <text:p>Explicación del tema, librería y ejemplo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Manejo de Eventos</text:p>
          </table:table-cell>
          <table:table-cell/>
          <table:table-cell office:value-type="string" calcext:value-type="string">
            <text:p>Definición d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Streaming de Datos</text:p>
          </table:table-cell>
          <table:table-cell/>
          <table:table-cell office:value-type="string" calcext:value-type="string">
            <text:p>Definición puntual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Desarrollo Rápido</text:p>
          </table:table-cell>
          <table:table-cell/>
          <table:table-cell office:value-type="string" calcext:value-type="string">
            <text:p>Explicación con NP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JSON Everywhere</text:p>
          </table:table-cell>
          <table:table-cell/>
          <table:table-cell office:value-type="string" calcext:value-type="string">
            <text:p>Formatos de datos JSON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Ecosistema Amplio</text:p>
          </table:table-cell>
          <table:table-cell/>
          <table:table-cell office:value-type="string" calcext:value-type="string">
            <text:p>Bibliotecas NP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Escalabilidad Horizontal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Multiplataforma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Docker y Contenedo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aración con otros entornos de ejecución:</text:p>
          </table:table-cell>
          <table:table-cell/>
          <table:table-cell office:value-type="string" calcext:value-type="string">
            <text:p>Consulta sobre frameworks de backend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- Java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Python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Ruby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.Net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PHP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2. Arquitecturas Backend y Aplicaciones en Node.j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2.1 Arquitecturas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olítico vs. Microservicio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quitecturas orientadas a servicios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2.2 Arquitecturas de Aplicaciones en Node.j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ones de diseño comun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servicios y monolitos en Node.js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3. Lenguajes y API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3.1 Lenguajes de Programación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roducción a lenguajes comunes en el backend (ej. Java, Python, Node.js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aluación de la elección del lenguaje en función de las necesidades del proyecto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3.2 APIs (Interfaz de Programación de Aplicaciones)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ción y consumo de API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ful vs. GraphQL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ción de framework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4. Desarrollo con Node.js y Express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1 Express.js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ntroducción al framework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Creación de rutas y manejo de solicitudes HTTP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Middleware en Express.js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2 Manejo de Datos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nteracción con bases de datos (ej. MongoDB, MySQL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Uso de ORM (Object-Relational Mapping) o ODM (Object-Document Mapping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Consultas asincrónicas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3 APIs RESTful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Diseño de API RESTful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Enrutamiento y controladores en el contexto de una API REST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4 Testing en Node.js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Frameworks de pruebas (ej. Mocha, Jest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Pruebas unitarias y de integración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5 Manejo de Sesiones y Autenticación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mplementación de sistemas de autenticación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Uso de tokens JWT (JSON Web Tokens)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6 WebSocket y Comunicación en Tiempo Real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mplementación de WebSocket.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4"/>Aplicaciones en tiempo real con Socket.IO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7 Despliegue y Escalabilidad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Estrategias de despliegue (ej. Docker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Escalabilidad horizontal y vertical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8 Middleware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Uso de middleware personalizado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5. Seguridad y Manejo de Errore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4.1 Seguridad en el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enticación y autorizació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vención de ataques comunes (ej. inyección SQL, CSRF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ejo seguro de contraseñas y datos sensibles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4.2 Manejo de Errores y Depuració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ramientas y prácticas para la identificación y resolución de error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o de logs para depuración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6. Desarrollo Colaborativo y Tendencia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5.1 Desarrollo Colaborativo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ol de versiones (ej. Git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Colaboración en equipos utilizando herramientas como GitHub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odologías ágiles para el desarrollo de software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5.2 Tendencias y Novedad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tecnologías y herramientas en el mundo del desarrollo backend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7. Estudio de Casos y Casos Práctico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6.1 Estudio de Caso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álisis de casos reales de desarrollo backend en Genexu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olución de problemas específicos encontrados en proyectos previos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6.2 Estudio de Casos Práctico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licación de los conceptos aprendidos en proyectos del mundo real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olución de problemas específicos encontrados en el desarrollo con Node.js.</text:p>
          </table:table-cell>
          <table:table-cell table:number-columns-repeated="7"/>
        </table:table-row>
        <table:table-row table:style-name="ro1">
          <table:table-cell table:style-name="ce14"/>
          <table:table-cell table:number-columns-repeated="7"/>
        </table:table-row>
        <table:table-row table:style-name="ro1">
          <table: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08:30:43.3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0:11:17.285895972</meta:creation-date>
    <dc:date>2024-01-05T11:45:57.090000000</dc:date>
    <meta:editing-duration>PT13H56M9S</meta:editing-duration>
    <meta:editing-cycles>4</meta:editing-cycles>
    <meta:generator>LibreOffice/7.5.4.2$Windows_X86_64 LibreOffice_project/36ccfdc35048b057fd9854c757a8b67ec53977b6</meta:generator>
    <meta:document-statistic meta:table-count="1" meta:cell-count="117" meta:object-count="0"/>
  </office:meta>
</office:document-meta>
</file>